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table:align="left" style:writing-mode="lr-tb"/>
    </style:style>
    <style:style style:name="Tabela1.A" style:family="table-column">
      <style:table-column-properties style:column-width="9.165cm"/>
    </style:style>
    <style:style style:name="Tabela1.B" style:family="table-column">
      <style:table-column-properties style:column-width="6.756cm"/>
    </style:style>
    <style:style style:name="Tabela1.A1" style:family="table-cell">
      <style:table-cell-properties style:vertical-align="top" fo:padding="0.176cm" fo:border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size="12pt" officeooo:paragraph-rsid="00068f45" style:font-size-asian="12pt" style:font-size-complex="12pt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size="12pt" officeooo:paragraph-rsid="000978c0" style:font-size-asian="12pt" style:font-size-complex="12pt"/>
    </style:style>
    <style:style style:name="P10" style:family="paragraph" style:parent-style-name="Standard">
      <style:paragraph-properties fo:margin-left="-0.353cm" fo:margin-right="0cm" fo:margin-top="0cm" fo:margin-bottom="0cm" loext:contextual-spacing="false" fo:line-height="173%" fo:text-align="justify" style:justify-single-word="false" fo:orphans="2" fo:widows="2" fo:text-indent="0.318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1" style:family="paragraph" style:parent-style-name="Standard">
      <style:paragraph-properties fo:line-height="115%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15%" style:writing-mode="lr-tb"/>
      <style:text-properties fo:font-size="12pt" fo:font-weight="bold" officeooo:rsid="000978c0" officeooo:paragraph-rsid="000978c0" style:font-size-asian="12pt" style:font-weight-asian="bold" style:font-size-complex="12pt" style:font-weight-complex="bold"/>
    </style:style>
    <style:style style:name="P13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style style:name="P1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5" style:family="paragraph" style:parent-style-name="Standard">
      <style:paragraph-properties fo:line-height="115%" style:writing-mode="lr-tb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font-size="12pt" fo:font-weight="bold" officeooo:rsid="000a3b55" officeooo:paragraph-rsid="000a3b55" style:font-size-asian="10.5pt" style:font-weight-asian="bold" style:font-size-complex="12pt" style:font-weight-complex="bold"/>
    </style:style>
    <style:style style:name="T1" style:family="text">
      <style:text-properties officeooo:rsid="00068f45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9a162" fo:background-color="#ffffff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978c0" fo:background-color="#ffffff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background-color="#ffffff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78c0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Relatório de Acompanhamento - SisComp</text:p>
          </table:table-cell>
          <table:table-cell table:style-name="Tabela1.A1" office:value-type="string">
            <text:p text:style-name="P10">Relatório: v1.0</text:p>
          </table:table-cell>
        </table:table-row>
        <table:table-row>
          <table:table-cell table:style-name="Tabela1.A1" office:value-type="string">
            <text:p text:style-name="P10">Organização: UFG</text:p>
          </table:table-cell>
          <table:table-cell table:style-name="Tabela1.A1" office:value-type="string">
            <text:p text:style-name="P10">Data: <text:span text:style-name="T1">14</text:span>/02/2016</text:p>
          </table:table-cell>
        </table:table-row>
      </table:table>
      <text:p text:style-name="P1"/>
      <text:p text:style-name="P3"/>
      <text:p text:style-name="P5">SisComp</text:p>
      <text:p text:style-name="P4">Solicitação de Aprovação</text:p>
      <text:p text:style-name="P1"/>
      <text:p text:style-name="P16">Alteração de Requisito</text:p>
      <text:p text:style-name="P15"/>
      <text:p text:style-name="P6"><text:span text:style-name="T5">ID.Solicitação:</text:span> <text:s/><text:span text:style-name="T6">2</text:span></text:p>
      <text:p text:style-name="P11"/>
      <text:p text:style-name="P12">Sigla do Requisito: <text:span text:style-name="T7">RF06</text:span></text:p>
      <text:p text:style-name="P1"/>
      <text:p text:style-name="P6"><text:span text:style-name="T5">Data da solicitação:</text:span> <text:span text:style-name="T1">08/02/2016</text:span></text:p>
      <text:p text:style-name="P1"/>
      <text:p text:style-name="P8"><text:span text:style-name="T5">Data última modificação:</text:span> <text:span text:style-name="T6">09</text:span><text:span text:style-name="T2">/02/2016</text:span></text:p>
      <text:p text:style-name="P1"/>
      <text:p text:style-name="P9"><text:span text:style-name="T5">Descrição:</text:span> <text:span text:style-name="T2">Relatórios apenas para Administrador e Gestor</text:span></text:p>
      <text:p text:style-name="P11"/>
      <text:p text:style-name="P8"><text:span text:style-name="T5">Justificativa:</text:span> <text:span text:style-name="T2">Cliente</text:span></text:p>
      <text:p text:style-name="P1"/>
      <text:p text:style-name="P9"><text:span text:style-name="T5">Avaliação de urgência:</text:span> <text:span text:style-name="T2">Média</text:span></text:p>
      <text:p text:style-name="P1"/>
      <text:p text:style-name="P8"><text:span text:style-name="T5">Possíveis Impactos:</text:span><text:span text:style-name="T4"> </text:span><text:span text:style-name="T2">IP</text:span><text:span text:style-name="T3">2</text:span></text:p>
      <text:p text:style-name="P1"/>
      <text:p text:style-name="P9"><text:span text:style-name="T5">Status da Solicitação:</text:span> <text:span text:style-name="T2">Aprovada</text:span></text:p>
      <text:p text:style-name="P1"/>
      <text:p text:style-name="P8"><text:span text:style-name="T5">Conclusões da Solicitação:</text:span> <text:span text:style-name="T2">Conclusões e Recomendações</text:span></text:p>
      <text:p text:style-name="P1"/>
      <text:p text:style-name="P1"/>
      <text:p text:style-name="P1"/>
      <text:p text:style-name="P6">_________________-____/_______/_____</text:p>
      <text:p text:style-name="P6">Local e Data</text:p>
      <text:p text:style-name="P1"/>
      <text:p text:style-name="P1"/>
      <text:p text:style-name="P2"/>
      <text:p text:style-name="P2"/>
      <text:p text:style-name="P2"/>
      <text:p text:style-name="P2"/>
      <text:p text:style-name="P2"><text:soft-page-break/></text:p>
      <text:p text:style-name="P7">___________________________________________</text:p>
      <text:p text:style-name="P7">Assinatura do Responsá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6pt" fo:font-style="normal" style:text-underline-style="none" fo:font-weight="normal" style:font-name-asian="Trebuchet MS" style:font-family-asian="'Trebuchet MS'" style:font-size-asian="16pt" style:font-style-asian="normal" style:font-weight-asian="normal" style:font-name-complex="Trebuchet MS" style:font-family-complex="'Trebuchet MS'" style:font-size-complex="16pt" style:font-style-complex="normal" style:font-weight-complex="normal"/>
    </style:style>
    <style:style style:name="Heading_20_2" style:display-name="Heading 2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3pt" fo:font-style="normal" style:text-underline-style="none" fo:font-weight="bold" style:font-name-asian="Trebuchet MS" style:font-family-asian="'Trebuchet MS'" style:font-size-asian="13pt" style:font-style-asian="normal" style:font-weight-asian="bold" style:font-name-complex="Trebuchet MS" style:font-family-complex="'Trebuchet MS'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2pt" fo:font-style="normal" style:text-underline-style="none" fo:font-weight="bold" style:font-name-asian="Trebuchet MS" style:font-family-asian="'Trebuchet MS'" style:font-size-asian="12pt" style:font-style-asian="normal" style:font-weight-asian="bold" style:font-name-complex="Trebuchet MS" style:font-family-complex="'Trebuchet MS'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solid" style:text-underline-width="auto" style:text-underline-color="font-color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5" style:display-name="Heading 5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none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6" style:display-name="Heading 6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italic" style:text-underline-style="none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cm" fo:margin-right="0cm" fo:margin-top="0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21pt" fo:font-style="normal" style:text-underline-style="none" fo:font-weight="normal" style:font-name-asian="Trebuchet MS" style:font-family-asian="'Trebuchet MS'" style:font-size-asian="21pt" style:font-style-asian="normal" style:font-weight-asian="normal" style:font-name-complex="Trebuchet MS" style:font-family-complex="'Trebuchet MS'" style:font-size-complex="21pt" style:font-style-complex="normal" style:font-weight-complex="normal"/>
    </style:style>
    <style:style style:name="Subtitle" style:family="paragraph" style:parent-style-name="Standard" style:class="chapter">
      <style:paragraph-properties fo:margin-left="0cm" fo:margin-right="0cm" fo:margin-top="0cm" fo:margin-bottom="0.353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3pt" fo:font-style="italic" style:text-underline-style="none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page-layout style:name="Mpm1">
      <style:page-layout-properties fo:page-width="21.006cm" fo:page-height="29.693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title/>
    <meta:initial-creator/>
    <meta:editing-cycles>5</meta:editing-cycles>
    <dc:date>2016-02-14T13:40:59.402000000</dc:date>
    <meta:editing-duration>PT12H41M54S</meta:editing-duration>
    <meta:document-statistic meta:table-count="1" meta:image-count="0" meta:object-count="0" meta:page-count="2" meta:paragraph-count="21" meta:word-count="66" meta:character-count="574" meta:non-whitespace-character-count="528"/>
  </office:meta>
</office:document-meta>
</file>